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style:font-family-generic="system" style:font-pitch="variable"/>
    <style:font-face style:name="Libre franklin" svg:font-family="'Libre frankli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0fcb8a" officeooo:paragraph-rsid="000fcb8a" style:font-size-asian="17.5pt" style:font-size-complex="20pt"/>
    </style:style>
    <style:style style:name="P2" style:family="paragraph" style:parent-style-name="Standard">
      <style:text-properties style:font-name="DejaVu Sans" fo:font-size="11pt" officeooo:rsid="000fcb8a" officeooo:paragraph-rsid="000fcb8a" style:font-size-asian="11pt" style:font-size-complex="11pt"/>
    </style:style>
    <style:style style:name="P3" style:family="paragraph" style:parent-style-name="Standard">
      <style:paragraph-properties fo:text-align="center" style:justify-single-word="false"/>
      <style:text-properties style:font-name="DejaVu Sans" fo:font-size="11pt" officeooo:rsid="000fcb8a" officeooo:paragraph-rsid="000fcb8a" style:font-size-asian="11pt" style:font-size-complex="11pt"/>
    </style:style>
    <style:style style:name="P4" style:family="paragraph" style:parent-style-name="Standard">
      <style:text-properties style:font-name="DejaVu Sans" fo:font-size="11pt" officeooo:rsid="0012883b" officeooo:paragraph-rsid="0012883b" style:font-size-asian="11pt" style:font-size-complex="11pt"/>
    </style:style>
    <style:style style:name="P5" style:family="paragraph" style:parent-style-name="Standard" style:list-style-name="L4">
      <style:text-properties style:font-name="DejaVu Sans" fo:font-size="11pt" officeooo:rsid="0012883b" officeooo:paragraph-rsid="0012883b" style:font-size-asian="11pt" style:font-size-complex="11pt"/>
    </style:style>
    <style:style style:name="P6" style:family="paragraph" style:parent-style-name="Standard" style:list-style-name="L4">
      <style:text-properties style:font-name="DejaVu Sans" fo:font-size="11pt" officeooo:rsid="0013799f" officeooo:paragraph-rsid="0013799f" style:font-size-asian="11pt" style:font-size-complex="11pt"/>
    </style:style>
    <style:style style:name="P7" style:family="paragraph" style:parent-style-name="Standard">
      <style:text-properties style:font-name="DejaVu Sans" fo:font-size="11pt" officeooo:paragraph-rsid="000fcb8a" style:font-size-asian="11pt" style:font-size-complex="11pt"/>
    </style:style>
    <style:style style:name="P8" style:family="paragraph" style:parent-style-name="Standard" style:list-style-name="L4">
      <style:text-properties style:font-name="DejaVu Sans" fo:font-size="11pt" officeooo:rsid="001a253a" officeooo:paragraph-rsid="001a253a" style:font-size-asian="11pt" style:font-size-complex="11pt"/>
    </style:style>
    <style:style style:name="P9" style:family="paragraph" style:parent-style-name="Standard">
      <style:paragraph-properties fo:text-align="center" style:justify-single-word="false"/>
      <style:text-properties style:font-name="DejaVu Sans" fo:font-size="11pt" style:font-size-asian="11pt" style:font-size-complex="11pt"/>
    </style:style>
    <style:style style:name="P10" style:family="paragraph" style:parent-style-name="Standard">
      <style:text-properties style:font-name="DejaVu Sans" fo:font-size="11pt" officeooo:rsid="002b68f4" officeooo:paragraph-rsid="002b68f4" style:font-size-asian="11pt" style:font-size-complex="11pt"/>
    </style:style>
    <style:style style:name="P11" style:family="paragraph" style:parent-style-name="Standard">
      <style:text-properties style:font-name="DejaVu Sans" fo:font-size="11pt" officeooo:rsid="0015bf0a" officeooo:paragraph-rsid="0015bf0a" style:font-size-asian="11pt" style:font-size-complex="11pt"/>
    </style:style>
    <style:style style:name="P12" style:family="paragraph" style:parent-style-name="Standard">
      <style:text-properties style:font-name="DejaVu Sans" fo:font-size="11pt" officeooo:rsid="0017a299" officeooo:paragraph-rsid="002b68f4" style:font-size-asian="11pt" style:font-size-complex="11pt"/>
    </style:style>
    <style:style style:name="P13" style:family="paragraph" style:parent-style-name="Standard">
      <style:text-properties style:font-name="DejaVu Sans" fo:font-size="11pt" style:text-underline-style="solid" style:text-underline-width="auto" style:text-underline-color="font-color" officeooo:rsid="0012883b" officeooo:paragraph-rsid="0012883b" style:font-size-asian="11pt" style:font-size-complex="11pt"/>
    </style:style>
    <style:style style:name="P14" style:family="paragraph" style:parent-style-name="Standard">
      <style:text-properties style:font-name="DejaVu Sans" fo:font-size="11pt" style:text-underline-style="solid" style:text-underline-width="auto" style:text-underline-color="font-color" officeooo:rsid="0013799f" officeooo:paragraph-rsid="0013799f" style:font-size-asian="11pt" style:font-size-complex="11pt"/>
    </style:style>
    <style:style style:name="P15" style:family="paragraph" style:parent-style-name="Standard">
      <style:text-properties style:font-name="DejaVu Sans" fo:font-size="11pt" style:text-underline-style="solid" style:text-underline-width="auto" style:text-underline-color="font-color" officeooo:rsid="0015bf0a" officeooo:paragraph-rsid="0015bf0a" style:font-size-asian="11pt" style:font-size-complex="11pt"/>
    </style:style>
    <style:style style:name="P16" style:family="paragraph" style:parent-style-name="Standard">
      <style:text-properties style:font-name="DejaVu Sans" fo:font-size="11pt" style:text-underline-style="solid" style:text-underline-width="auto" style:text-underline-color="font-color" officeooo:rsid="0017a299" officeooo:paragraph-rsid="0017a299" style:font-size-asian="11pt" style:font-size-complex="11pt"/>
    </style:style>
    <style:style style:name="P17" style:family="paragraph" style:parent-style-name="Standard">
      <style:text-properties style:font-name="DejaVu Sans" fo:font-size="11pt" style:text-underline-style="solid" style:text-underline-width="auto" style:text-underline-color="font-color" officeooo:rsid="0017a299" officeooo:paragraph-rsid="002b68f4" style:font-size-asian="11pt" style:font-size-complex="11pt"/>
    </style:style>
    <style:style style:name="P18" style:family="paragraph" style:parent-style-name="Standard">
      <style:text-properties style:font-name="DejaVu Sans" fo:font-size="11pt" style:text-underline-style="solid" style:text-underline-width="auto" style:text-underline-color="font-color" officeooo:rsid="001a995f" officeooo:paragraph-rsid="001a995f" style:font-size-asian="11pt" style:font-size-complex="11pt"/>
    </style:style>
    <style:style style:name="P19" style:family="paragraph" style:parent-style-name="Standard">
      <style:text-properties style:font-name="DejaVu Sans" fo:font-size="11pt" style:text-underline-style="solid" style:text-underline-width="auto" style:text-underline-color="font-color" officeooo:rsid="001a995f" officeooo:paragraph-rsid="002b68f4" style:font-size-asian="11pt" style:font-size-complex="11pt"/>
    </style:style>
    <style:style style:name="P20" style:family="paragraph" style:parent-style-name="Standard">
      <style:text-properties style:font-name="DejaVu Sans" fo:font-size="11pt" style:text-underline-style="solid" style:text-underline-width="auto" style:text-underline-color="font-color" officeooo:rsid="001f33d8" officeooo:paragraph-rsid="001f33d8" style:font-size-asian="11pt" style:font-size-complex="11pt"/>
    </style:style>
    <style:style style:name="P21" style:family="paragraph" style:parent-style-name="Standard">
      <style:text-properties style:font-name="DejaVu Sans" fo:font-size="11pt" style:text-underline-style="solid" style:text-underline-width="auto" style:text-underline-color="font-color" officeooo:rsid="0021d5a5" officeooo:paragraph-rsid="0021d5a5" style:font-size-asian="11pt" style:font-size-complex="11pt"/>
    </style:style>
    <style:style style:name="P22" style:family="paragraph" style:parent-style-name="Standard">
      <style:text-properties style:font-name="DejaVu Sans" fo:font-size="11pt" style:text-underline-style="solid" style:text-underline-width="auto" style:text-underline-color="font-color" officeooo:rsid="0021fbbd" officeooo:paragraph-rsid="0021fbbd" style:font-size-asian="11pt" style:font-size-complex="11pt"/>
    </style:style>
    <style:style style:name="P23" style:family="paragraph" style:parent-style-name="Standard">
      <style:text-properties style:font-name="DejaVu Sans" fo:font-size="11pt" style:text-underline-style="solid" style:text-underline-width="auto" style:text-underline-color="font-color" officeooo:rsid="002466f7" officeooo:paragraph-rsid="002466f7" style:font-size-asian="11pt" style:font-size-complex="11pt"/>
    </style:style>
    <style:style style:name="P24" style:family="paragraph" style:parent-style-name="Standard">
      <style:text-properties style:font-name="DejaVu Sans" fo:font-size="11pt" style:text-underline-style="solid" style:text-underline-width="auto" style:text-underline-color="font-color" officeooo:rsid="00250618" officeooo:paragraph-rsid="00250618" style:font-size-asian="11pt" style:font-size-complex="11pt"/>
    </style:style>
    <style:style style:name="P25" style:family="paragraph" style:parent-style-name="Standard">
      <style:text-properties style:font-name="DejaVu Sans" fo:font-size="11pt" style:text-underline-style="solid" style:text-underline-width="auto" style:text-underline-color="font-color" officeooo:rsid="00250618" officeooo:paragraph-rsid="002b68f4" style:font-size-asian="11pt" style:font-size-complex="11pt"/>
    </style:style>
    <style:style style:name="P26" style:family="paragraph" style:parent-style-name="Standard">
      <style:text-properties style:font-name="DejaVu Sans" fo:font-size="11pt" style:text-underline-style="solid" style:text-underline-width="auto" style:text-underline-color="font-color" officeooo:rsid="00268ebb" officeooo:paragraph-rsid="00268ebb" style:font-size-asian="11pt" style:font-size-complex="11pt"/>
    </style:style>
    <style:style style:name="P27" style:family="paragraph" style:parent-style-name="Standard">
      <style:text-properties style:font-name="DejaVu Sans" fo:font-size="11pt" style:text-underline-style="solid" style:text-underline-width="auto" style:text-underline-color="font-color" officeooo:rsid="00273687" officeooo:paragraph-rsid="00273687" style:font-size-asian="11pt" style:font-size-complex="11pt"/>
    </style:style>
    <style:style style:name="P28" style:family="paragraph" style:parent-style-name="Standard">
      <style:text-properties style:font-name="DejaVu Sans" fo:font-size="11pt" style:text-underline-style="solid" style:text-underline-width="auto" style:text-underline-color="font-color" officeooo:rsid="0028432f" officeooo:paragraph-rsid="0028432f" style:font-size-asian="11pt" style:font-size-complex="11pt"/>
    </style:style>
    <style:style style:name="P29" style:family="paragraph" style:parent-style-name="Standard">
      <style:text-properties style:font-name="DejaVu Sans" fo:font-size="11pt" style:text-underline-style="solid" style:text-underline-width="auto" style:text-underline-color="font-color" officeooo:rsid="0029db1e" officeooo:paragraph-rsid="0029db1e" style:font-size-asian="11pt" style:font-size-complex="11pt"/>
    </style:style>
    <style:style style:name="P30" style:family="paragraph" style:parent-style-name="Standard">
      <style:text-properties style:font-name="DejaVu Sans" fo:font-size="11pt" style:text-underline-style="none" officeooo:rsid="0015bf0a" officeooo:paragraph-rsid="0015bf0a" style:font-size-asian="11pt" style:font-size-complex="11pt"/>
    </style:style>
    <style:style style:name="P31" style:family="paragraph" style:parent-style-name="Standard" style:list-style-name="L5">
      <style:text-properties style:font-name="DejaVu Sans" fo:font-size="11pt" style:text-underline-style="none" officeooo:rsid="0015bf0a" officeooo:paragraph-rsid="0015bf0a" style:font-size-asian="11pt" style:font-size-complex="11pt"/>
    </style:style>
    <style:style style:name="P32" style:family="paragraph" style:parent-style-name="Standard" style:list-style-name="L6">
      <style:text-properties style:font-name="DejaVu Sans" fo:font-size="11pt" style:text-underline-style="none" officeooo:rsid="0015bf0a" officeooo:paragraph-rsid="001ba87b" style:font-size-asian="11pt" style:font-size-complex="11pt"/>
    </style:style>
    <style:style style:name="P33" style:family="paragraph" style:parent-style-name="Standard" style:list-style-name="L6">
      <style:text-properties style:font-name="DejaVu Sans" fo:font-size="11pt" style:text-underline-style="none" officeooo:rsid="0015bf0a" officeooo:paragraph-rsid="002b68f4" style:font-size-asian="11pt" style:font-size-complex="11pt"/>
    </style:style>
    <style:style style:name="P34" style:family="paragraph" style:parent-style-name="Standard">
      <style:text-properties style:font-name="DejaVu Sans" fo:font-size="11pt" style:text-underline-style="none" officeooo:rsid="0015bf0a" officeooo:paragraph-rsid="001cb75e" style:font-size-asian="11pt" style:font-size-complex="11pt"/>
    </style:style>
    <style:style style:name="P35" style:family="paragraph" style:parent-style-name="Standard" style:list-style-name="L9">
      <style:text-properties style:font-name="DejaVu Sans" fo:font-size="11pt" style:text-underline-style="none" officeooo:rsid="0015bf0a" officeooo:paragraph-rsid="0015bf0a" style:font-size-asian="11pt" style:font-size-complex="11pt"/>
    </style:style>
    <style:style style:name="P36" style:family="paragraph" style:parent-style-name="Standard" style:list-style-name="L9">
      <style:text-properties style:font-name="DejaVu Sans" fo:font-size="11pt" style:text-underline-style="none" officeooo:rsid="0015bf0a" officeooo:paragraph-rsid="002b68f4" style:font-size-asian="11pt" style:font-size-complex="11pt"/>
    </style:style>
    <style:style style:name="P37" style:family="paragraph" style:parent-style-name="Standard" style:list-style-name="L10">
      <style:text-properties style:font-name="DejaVu Sans" fo:font-size="11pt" style:text-underline-style="none" officeooo:rsid="0015bf0a" officeooo:paragraph-rsid="0015bf0a" style:font-size-asian="11pt" style:font-size-complex="11pt"/>
    </style:style>
    <style:style style:name="P38" style:family="paragraph" style:parent-style-name="Standard" style:list-style-name="L11">
      <style:text-properties style:font-name="DejaVu Sans" fo:font-size="11pt" style:text-underline-style="none" officeooo:rsid="0015bf0a" officeooo:paragraph-rsid="0015bf0a" style:font-size-asian="11pt" style:font-size-complex="11pt"/>
    </style:style>
    <style:style style:name="P39" style:family="paragraph" style:parent-style-name="Standard" style:list-style-name="L12">
      <style:text-properties style:font-name="DejaVu Sans" fo:font-size="11pt" style:text-underline-style="none" officeooo:rsid="0015bf0a" officeooo:paragraph-rsid="0015bf0a" style:font-size-asian="11pt" style:font-size-complex="11pt"/>
    </style:style>
    <style:style style:name="P40" style:family="paragraph" style:parent-style-name="Standard">
      <style:text-properties style:font-name="DejaVu Sans" fo:font-size="11pt" style:text-underline-style="none" officeooo:rsid="0015bf0a" officeooo:paragraph-rsid="002b68f4" style:font-size-asian="11pt" style:font-size-complex="11pt"/>
    </style:style>
    <style:style style:name="P41" style:family="paragraph" style:parent-style-name="Standard" style:list-style-name="L5">
      <style:text-properties style:font-name="DejaVu Sans" fo:font-size="11pt" style:text-underline-style="none" officeooo:rsid="0016d7c4" officeooo:paragraph-rsid="0016d7c4" style:font-size-asian="11pt" style:font-size-complex="11pt"/>
    </style:style>
    <style:style style:name="P42" style:family="paragraph" style:parent-style-name="Standard">
      <style:text-properties style:font-name="DejaVu Sans" fo:font-size="11pt" style:text-underline-style="none" officeooo:rsid="0016d7c4" officeooo:paragraph-rsid="0016d7c4" style:font-size-asian="11pt" style:font-size-complex="11pt"/>
    </style:style>
    <style:style style:name="P43" style:family="paragraph" style:parent-style-name="Standard">
      <style:text-properties style:font-name="DejaVu Sans" fo:font-size="11pt" style:text-underline-style="none" officeooo:rsid="0017a299" officeooo:paragraph-rsid="001a253a" style:font-size-asian="11pt" style:font-size-complex="11pt"/>
    </style:style>
    <style:style style:name="P44" style:family="paragraph" style:parent-style-name="Standard">
      <style:text-properties style:font-name="DejaVu Sans" fo:font-size="11pt" style:text-underline-style="none" officeooo:rsid="0017a299" officeooo:paragraph-rsid="001cb75e" style:font-size-asian="11pt" style:font-size-complex="11pt"/>
    </style:style>
    <style:style style:name="P45" style:family="paragraph" style:parent-style-name="Standard">
      <style:text-properties style:font-name="DejaVu Sans" fo:font-size="11pt" style:text-underline-style="none" officeooo:rsid="0017a299" officeooo:paragraph-rsid="002b68f4" style:font-size-asian="11pt" style:font-size-complex="11pt"/>
    </style:style>
    <style:style style:name="P46" style:family="paragraph" style:parent-style-name="Standard" style:list-style-name="L6">
      <style:text-properties style:font-name="DejaVu Sans" fo:font-size="11pt" style:text-underline-style="none" officeooo:rsid="001a995f" officeooo:paragraph-rsid="001a995f" style:font-size-asian="11pt" style:font-size-complex="11pt"/>
    </style:style>
    <style:style style:name="P47" style:family="paragraph" style:parent-style-name="Standard" style:list-style-name="L6">
      <style:text-properties style:font-name="DejaVu Sans" fo:font-size="11pt" style:text-underline-style="none" officeooo:rsid="001a995f" officeooo:paragraph-rsid="002b68f4" style:font-size-asian="11pt" style:font-size-complex="11pt"/>
    </style:style>
    <style:style style:name="P48" style:family="paragraph" style:parent-style-name="Standard" style:list-style-name="L6">
      <style:text-properties style:font-name="DejaVu Sans" fo:font-size="11pt" style:text-underline-style="none" officeooo:rsid="001cb75e" officeooo:paragraph-rsid="001cb75e" style:font-size-asian="11pt" style:font-size-complex="11pt"/>
    </style:style>
    <style:style style:name="P49" style:family="paragraph" style:parent-style-name="Standard" style:list-style-name="L6">
      <style:text-properties style:font-name="DejaVu Sans" fo:font-size="11pt" style:text-underline-style="none" officeooo:rsid="001cb75e" officeooo:paragraph-rsid="002b68f4" style:font-size-asian="11pt" style:font-size-complex="11pt"/>
    </style:style>
    <style:style style:name="P50" style:family="paragraph" style:parent-style-name="Standard">
      <style:text-properties style:font-name="DejaVu Sans" fo:font-size="11pt" style:text-underline-style="none" officeooo:rsid="00203dfb" officeooo:paragraph-rsid="00203dfb" style:font-size-asian="11pt" style:font-size-complex="11pt"/>
    </style:style>
    <style:style style:name="P51" style:family="paragraph" style:parent-style-name="Standard" style:list-style-name="L7">
      <style:text-properties style:font-name="DejaVu Sans" fo:font-size="11pt" style:text-underline-style="none" officeooo:rsid="0021d5a5" officeooo:paragraph-rsid="0021d5a5" style:font-size-asian="11pt" style:font-size-complex="11pt"/>
    </style:style>
    <style:style style:name="P52" style:family="paragraph" style:parent-style-name="Standard">
      <style:text-properties style:font-name="DejaVu Sans" fo:font-size="11pt" style:text-underline-style="none" officeooo:rsid="0021d5a5" officeooo:paragraph-rsid="0021d5a5" style:font-size-asian="11pt" style:font-size-complex="11pt"/>
    </style:style>
    <style:style style:name="P53" style:family="paragraph" style:parent-style-name="Standard">
      <style:text-properties style:font-name="DejaVu Sans" fo:font-size="11pt" style:text-underline-style="none" officeooo:rsid="0021fbbd" officeooo:paragraph-rsid="0021fbbd" style:font-size-asian="11pt" style:font-size-complex="11pt"/>
    </style:style>
    <style:style style:name="P54" style:family="paragraph" style:parent-style-name="Standard" style:list-style-name="L8">
      <style:text-properties style:font-name="DejaVu Sans" fo:font-size="11pt" style:text-underline-style="none" officeooo:rsid="002466f7" officeooo:paragraph-rsid="002466f7" style:font-size-asian="11pt" style:font-size-complex="11pt"/>
    </style:style>
    <style:style style:name="P55" style:family="paragraph" style:parent-style-name="Standard" style:list-style-name="L8">
      <style:text-properties style:font-name="DejaVu Sans" fo:font-size="11pt" style:text-underline-style="none" officeooo:rsid="00250618" officeooo:paragraph-rsid="00250618" style:font-size-asian="11pt" style:font-size-complex="11pt"/>
    </style:style>
    <style:style style:name="P56" style:family="paragraph" style:parent-style-name="Standard" style:list-style-name="L9">
      <style:text-properties style:font-name="DejaVu Sans" fo:font-size="11pt" style:text-underline-style="none" officeooo:rsid="00250618" officeooo:paragraph-rsid="002b68f4" style:font-size-asian="11pt" style:font-size-complex="11pt"/>
    </style:style>
    <style:style style:name="P57" style:family="paragraph" style:parent-style-name="Standard">
      <style:text-properties style:font-name="DejaVu Sans" fo:font-size="11pt" style:text-underline-style="none" officeooo:rsid="00250618" officeooo:paragraph-rsid="002b68f4" style:font-size-asian="11pt" style:font-size-complex="11pt"/>
    </style:style>
    <style:style style:name="P58" style:family="paragraph" style:parent-style-name="Standard">
      <style:text-properties style:font-name="DejaVu Sans" fo:font-size="11pt" style:text-underline-style="none" officeooo:rsid="00268ebb" officeooo:paragraph-rsid="00268ebb" style:font-size-asian="11pt" style:font-size-complex="11pt"/>
    </style:style>
    <style:style style:name="P59" style:family="paragraph" style:parent-style-name="Standard" style:list-style-name="L10">
      <style:text-properties style:font-name="DejaVu Sans" fo:font-size="11pt" style:text-underline-style="none" officeooo:rsid="00273687" officeooo:paragraph-rsid="00273687" style:font-size-asian="11pt" style:font-size-complex="11pt"/>
    </style:style>
    <style:style style:name="P60" style:family="paragraph" style:parent-style-name="Standard">
      <style:text-properties style:font-name="DejaVu Sans" fo:font-size="11pt" style:text-underline-style="none" officeooo:rsid="00273687" officeooo:paragraph-rsid="00273687" style:font-size-asian="11pt" style:font-size-complex="11pt"/>
    </style:style>
    <style:style style:name="P61" style:family="paragraph" style:parent-style-name="Standard">
      <style:text-properties style:font-name="DejaVu Sans" fo:font-size="11pt" style:text-underline-style="none" officeooo:rsid="0028432f" officeooo:paragraph-rsid="0028432f" style:font-size-asian="11pt" style:font-size-complex="11pt"/>
    </style:style>
    <style:style style:name="P62" style:family="paragraph" style:parent-style-name="Standard" style:list-style-name="L11">
      <style:text-properties style:font-name="DejaVu Sans" fo:font-size="11pt" style:text-underline-style="none" officeooo:rsid="0028432f" officeooo:paragraph-rsid="0028432f" style:font-size-asian="11pt" style:font-size-complex="11pt"/>
    </style:style>
    <style:style style:name="P63" style:family="paragraph" style:parent-style-name="Standard" style:list-style-name="L12">
      <style:text-properties style:font-name="DejaVu Sans" fo:font-size="11pt" style:text-underline-style="none" officeooo:rsid="0029db1e" officeooo:paragraph-rsid="0029db1e" style:font-size-asian="11pt" style:font-size-complex="11pt"/>
    </style:style>
    <style:style style:name="P64" style:family="paragraph" style:parent-style-name="Standard">
      <style:text-properties style:font-name="DejaVu Sans" fo:font-size="11pt" style:text-underline-style="none" fo:font-weight="bold" officeooo:rsid="001f33d8" officeooo:paragraph-rsid="001f33d8" style:font-size-asian="11pt" style:font-weight-asian="bold" style:font-size-complex="11pt" style:font-weight-complex="bold"/>
    </style:style>
    <style:style style:name="P65" style:family="paragraph" style:parent-style-name="Standard">
      <style:text-properties style:font-name="DejaVu Sans" fo:font-size="11pt" style:text-underline-style="none" fo:font-weight="bold" officeooo:rsid="0021fbbd" officeooo:paragraph-rsid="0021fbbd" style:font-size-asian="11pt" style:font-weight-asian="bold" style:font-size-complex="11pt" style:font-weight-complex="bold"/>
    </style:style>
    <style:style style:name="P66" style:family="paragraph" style:parent-style-name="Standard">
      <style:text-properties style:font-name="DejaVu Sans" fo:font-size="11pt" style:text-underline-style="none" fo:font-weight="bold" officeooo:rsid="00268ebb" officeooo:paragraph-rsid="00268ebb" style:font-size-asian="11pt" style:font-weight-asian="bold" style:font-size-complex="11pt" style:font-weight-complex="bold"/>
    </style:style>
    <style:style style:name="P67" style:family="paragraph" style:parent-style-name="Standard">
      <style:text-properties style:font-name="DejaVu Sans" fo:font-size="11pt" style:text-underline-style="none" fo:font-weight="bold" officeooo:rsid="00273687" officeooo:paragraph-rsid="00273687" style:font-size-asian="11pt" style:font-weight-asian="bold" style:font-size-complex="11pt" style:font-weight-complex="bold"/>
    </style:style>
    <style:style style:name="P68" style:family="paragraph" style:parent-style-name="Standard">
      <style:text-properties style:font-name="DejaVu Sans" fo:font-size="11pt" style:text-underline-style="none" fo:font-weight="bold" officeooo:rsid="0028432f" officeooo:paragraph-rsid="0028432f" style:font-size-asian="11pt" style:font-weight-asian="bold" style:font-size-complex="11pt" style:font-weight-complex="bold"/>
    </style:style>
    <style:style style:name="P69" style:family="paragraph" style:parent-style-name="Standard">
      <style:paragraph-properties fo:text-align="center" style:justify-single-word="false"/>
      <style:text-properties style:font-name="DejaVu Sans" fo:font-size="15pt" style:text-underline-style="solid" style:text-underline-width="auto" style:text-underline-color="font-color" officeooo:rsid="000fcb8a" officeooo:paragraph-rsid="000fcb8a" style:font-size-asian="15pt" style:font-size-complex="15pt"/>
    </style:style>
    <style:style style:name="P70" style:family="paragraph" style:parent-style-name="Standard">
      <style:text-properties style:font-name="DejaVu Sans" fo:font-size="13pt" fo:font-style="italic" officeooo:rsid="002b68f4" officeooo:paragraph-rsid="002b68f4" fo:background-color="#729fcf" style:font-size-asian="13pt" style:font-style-asian="italic" style:font-size-complex="13pt" style:font-style-complex="italic"/>
    </style:style>
    <style:style style:name="P71" style:family="paragraph" style:parent-style-name="Standard">
      <style:paragraph-properties fo:break-before="page"/>
      <style:text-properties style:font-name="DejaVu Sans" fo:font-size="13pt" fo:font-style="italic" style:text-underline-style="none" fo:font-weight="normal" officeooo:rsid="002b68f4" officeooo:paragraph-rsid="002b68f4" fo:background-color="#3faf46" style:font-size-asian="11.3500003814697pt" style:font-style-asian="italic" style:font-weight-asian="normal" style:font-size-complex="13pt" style:font-style-complex="italic" style:font-weight-complex="normal"/>
    </style:style>
    <style:style style:name="P72" style:family="paragraph" style:parent-style-name="Standard">
      <style:paragraph-properties fo:break-before="page"/>
      <style:text-properties style:font-name="DejaVu Sans" fo:font-size="13pt" fo:font-style="italic" style:text-underline-style="none" officeooo:rsid="002b68f4" officeooo:paragraph-rsid="002b68f4" fo:background-color="#ff860d" style:font-size-asian="11.3500003814697pt" style:font-style-asian="italic" style:font-size-complex="13pt" style:font-style-complex="italic"/>
    </style:style>
    <style:style style:name="T1" style:family="text">
      <style:text-properties fo:color="#000000" loext:opacity="100%"/>
    </style:style>
    <style:style style:name="T2" style:family="text">
      <style:text-properties officeooo:rsid="0013799f"/>
    </style:style>
    <style:style style:name="T3" style:family="text">
      <style:text-properties officeooo:rsid="0016d7c4"/>
    </style:style>
    <style:style style:name="T4" style:family="text">
      <style:text-properties fo:font-weight="bold" style:font-weight-asian="bold" style:font-weight-complex="bold"/>
    </style:style>
    <style:style style:name="T5" style:family="text">
      <style:text-properties officeooo:rsid="00193385"/>
    </style:style>
    <style:style style:name="T6" style:family="text">
      <style:text-properties officeooo:rsid="001a253a"/>
    </style:style>
    <style:style style:name="T7" style:family="text">
      <style:text-properties officeooo:rsid="001a995f"/>
    </style:style>
    <style:style style:name="T8" style:family="text">
      <style:text-properties officeooo:rsid="001ba87b"/>
    </style:style>
    <style:style style:name="T9" style:family="text">
      <style:text-properties officeooo:rsid="001cb75e"/>
    </style:style>
    <style:style style:name="T10" style:family="text">
      <style:text-properties officeooo:rsid="0021d5a5"/>
    </style:style>
    <style:style style:name="T11" style:family="text">
      <style:text-properties officeooo:rsid="0021fbbd"/>
    </style:style>
    <style:style style:name="T12" style:family="text">
      <style:text-properties officeooo:rsid="002466f7"/>
    </style:style>
    <style:style style:name="T13" style:family="text">
      <style:text-properties officeooo:rsid="00250618"/>
    </style:style>
    <style:style style:name="T14" style:family="text">
      <style:text-properties officeooo:rsid="00268ebb"/>
    </style:style>
    <style:style style:name="T15" style:family="text">
      <style:text-properties officeooo:rsid="00273687"/>
    </style:style>
    <style:style style:name="T16" style:family="text">
      <style:text-properties officeooo:rsid="0028432f"/>
    </style:style>
    <style:style style:name="T17" style:family="text">
      <style:text-properties officeooo:rsid="0029db1e"/>
    </style:style>
    <style:style style:name="T18" style:family="text">
      <style:text-properties style:text-underline-style="none"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 produit</text:p>
      <text:p text:style-name="P9"/>
      <text:p text:style-name="P9"/>
      <text:p text:style-name="P69">User story</text:p>
      <text:p text:style-name="P3"/>
      <text:p text:style-name="P2"/>
      <text:p text:style-name="P70"><text:tab/>Sprint I </text:p>
      <text:p text:style-name="P10"/>
      <text:p text:style-name="P7"><text:span text:style-name="T4">En tant que nouvel utilisateur, je veux crée un compte afin que le système puisse se souvenir de moi et de mes données.</text:span></text:p>
      <text:p text:style-name="P13">Description :</text:p>
      <text:p text:style-name="P4">l’utilisateur doit pouvoir crée un compte en fournissant son nom et prénom, <text:span text:style-name="T2">une adresse mail, un mot de passe et en sélectionnant un statut (élève ou tuteur). </text:span><text:span text:style-name="T6">Il lui seras également demandé de choisir et répondre à deux questions secrètes.</text:span></text:p>
      <text:p text:style-name="P4"/>
      <text:p text:style-name="P14">Critères d’acceptations :</text:p>
      <text:list text:style-name="L4">
        <text:list-item>
          <text:p text:style-name="P5">l’<text:span text:style-name="T2">utilisateur doit pouvoir accéder à un formulaire d’inscription.</text:span></text:p>
        </text:list-item>
        <text:list-item>
          <text:p text:style-name="P6">L’utilisateur doit pouvoir saisir son nom, prénom adresse mail et mot de passe dans le formulaire.</text:p>
        </text:list-item>
        <text:list-item>
          <text:p text:style-name="P6">L’utilisateur doit pourvoir choisir son statut</text:p>
        </text:list-item>
        <text:list-item>
          <text:p text:style-name="P8">l’utilisateur doit pouvoir <text:span text:style-name="T7">sélectionné</text:span> deux questions secrètes <text:span text:style-name="T7">parmi la liste</text:span> <text:span text:style-name="T7">et y fournir une réponse.</text:span></text:p>
        </text:list-item>
        <text:list-item>
          <text:p text:style-name="P6">lors de la soumission du formulaire les données saisit doivent être enregistré dans la base de donnée.</text:p>
        </text:list-item>
        <text:list-item>
          <text:p text:style-name="P6">l’utilisateur doit recevoir un mail de confirmation d’inscription.</text:p>
        </text:list-item>
        <text:list-item>
          <text:p text:style-name="P6">l’utilisateur doit être redirigé vers <text:span text:style-name="T7">la page d’accueil de son compte</text:span> après l’inscription.</text:p>
        </text:list-item>
      </text:list>
      <text:p text:style-name="P4"/>
      <text:p text:style-name="P4"/>
      <text:p text:style-name="P12"><text:span text:style-name="T18">En tant qu’utilisateur enregistré, je veux pouvoir changer mon mot de passe.</text:span></text:p>
      <text:p text:style-name="P17">Description :</text:p>
      <text:p text:style-name="P45">L’utilisateur doit pouvoir changer son mot de passe lorsqu’il le souhaite. <text:span text:style-name="T9">Il pourras accéder au formulaire de changement de mot de passe depuis l’écran de connexion et depuis sa page de profil.</text:span></text:p>
      <text:p text:style-name="P45"><text:span text:style-name="T6">Pour </text:span><text:span text:style-name="T9">changer de mot de passe,</text:span><text:span text:style-name="T6"> il devras renseigné son ancien mot de passe pour pouvoir en définir un nouveau.</text:span></text:p>
      <text:p text:style-name="P45"><text:span text:style-name="T6">Si il ne peux pas renseigné son ancien mot de passe,</text:span> <text:span text:style-name="T6">il devras </text:span><text:span text:style-name="T9">alors</text:span><text:span text:style-name="T6"> </text:span><text:span text:style-name="T7">renseigné son adresse mail et </text:span><text:span text:style-name="T6">répondre aux question</text:span><text:span text:style-name="T7">s</text:span><text:span text:style-name="T6"> secrète</text:span><text:span text:style-name="T7">s</text:span><text:span text:style-name="T6"> qu’il à choisit </text:span><text:span text:style-name="T7">lors de son inscription.</text:span></text:p>
      <text:p text:style-name="P40"/>
      <text:p text:style-name="P19">Critères d’acceptations :</text:p>
      <text:list text:style-name="L6">
        <text:list-item>
          <text:p text:style-name="P47">L’utilisateur doit pouvoir accéder à un formulaire de changement de mot de passe, depuis la page de connexion et depuis sa page de profil.</text:p>
        </text:list-item>
        <text:list-item>
          <text:p text:style-name="P33">L’utilisateur doit pouvoir saisir son <text:span text:style-name="T7">adresse mail,</text:span> son mot de passe <text:span text:style-name="T8">actuelle et son nouveau mot de passe</text:span> dans le formulaire.</text:p>
        </text:list-item>
        <text:list-item>
          <text:p text:style-name="P49">L’utilisateur doit pouvoir choisir de ne pas donnée son mot de passe actuel et d’accéder à l’autre formulaire de changement de mot de passe d’après son adresse mail.</text:p>
        </text:list-item>
        <text:list-item>
          <text:p text:style-name="P49">L’utilisateur doit pouvoir saisir les réponses aux questions secrètes défini lors de son inscription.</text:p>
        </text:list-item>
        <text:list-item>
          <text:p text:style-name="P49">L’utilisateur doit recevoir une confirmation par mail de son changement de mot de passe.</text:p>
        </text:list-item>
      </text:list>
      <text:p text:style-name="P4"/>
      <text:p text:style-name="P4"/>
      <text:p text:style-name="P4"/>
      <text:p text:style-name="P11"><text:soft-page-break/><text:span text:style-name="T4">En tant qu’utilisateur enregistré, je veux me connecter afin que le système puisse m’authentifier</text:span></text:p>
      <text:p text:style-name="P15">Description :</text:p>
      <text:p text:style-name="P30"><text:span text:style-name="T7">L</text:span>’utilisateur doit pouvoir se connecter à son compte, à l’aide de son nom d’utilisateur et de son mot de passe. <text:span text:style-name="T5">Si il a oublié son mot de passe, il doit pouvoir suivre la procédure de réinitialisation de mot de passe.</text:span></text:p>
      <text:p text:style-name="P30"/>
      <text:p text:style-name="P15">Critères d’acceptations :</text:p>
      <text:list text:style-name="L5">
        <text:list-item>
          <text:p text:style-name="P31"><text:span text:style-name="T7">L</text:span>’utilisateur doit pouvoir accéder à un formulaire de connexion.</text:p>
        </text:list-item>
        <text:list-item>
          <text:p text:style-name="P31">L’utilisateur doit pouvoir saisir son <text:span text:style-name="T7">adresse mail</text:span> et son mot de passe dans le formulaire.</text:p>
        </text:list-item>
        <text:list-item>
          <text:p text:style-name="P31">Lors de la soumission du formulaire, <text:span text:style-name="T3">si les données sont conforme à celle de la base de donnée, l’utilisateur doit accéder à la page d’accueil de son compte.</text:span></text:p>
        </text:list-item>
        <text:list-item>
          <text:p text:style-name="P41">Lors de la soumission du formulaire, si les données sont non conforme à celle de la base de donnée, l’utilisateur doit pouvoir au choix :</text:p>
          <text:list>
            <text:list-item>
              <text:p text:style-name="P41"><text:span text:style-name="T7">R</text:span>éessayer un certain nombre de fois, après quoi son compte est bloqué jusqu’à la réinitialisation de son mot de passe.</text:p>
            </text:list-item>
            <text:list-item>
              <text:p text:style-name="P41">Réinitialiser son mot de passe.</text:p>
            </text:list-item>
          </text:list>
        </text:list-item>
      </text:list>
      <text:p text:style-name="P42"/>
      <text:p text:style-name="P42"/>
      <text:p text:style-name="P71"><text:tab/><text:span text:style-name="T1">Sprint II </text:span></text:p>
      <text:p text:style-name="P30"/>
      <text:p text:style-name="P57"><text:span text:style-name="T4">En tant qu’utilisateur, je veux recevoir des notifications lorsque je reçois un message ou une tache.</text:span></text:p>
      <text:p text:style-name="P25">Description :</text:p>
      <text:p text:style-name="P40">L’<text:span text:style-name="T13">utilisateur doit recevoir une notification par mail et sur sa page d’accueil lorsqu’un autre utilisateur lui envoie un message ou lui assigne une tache. La notification doit préciser la nature de l’objet reçut.</text:span></text:p>
      <text:p text:style-name="P40"/>
      <text:p text:style-name="P25">Critères d’acceptations :</text:p>
      <text:list text:style-name="L9">
        <text:list-item>
          <text:p text:style-name="P36">L’<text:span text:style-name="T13">utilisateur reçois </text:span><text:span text:style-name="T14">l</text:span><text:span text:style-name="T13">es notifications </text:span><text:span text:style-name="T14">et les mails</text:span><text:span text:style-name="T13"> en cas de réception d</text:span><text:span text:style-name="T14">e</text:span><text:span text:style-name="T13"> message écrit.</text:span></text:p>
        </text:list-item>
        <text:list-item>
          <text:p text:style-name="P56">L’utilisateur reçois ses notifications <text:span text:style-name="T14">et les mails </text:span>en cas de réception de nouvelle tache.</text:p>
        </text:list-item>
      </text:list>
      <text:p text:style-name="P30"/>
      <text:p text:style-name="P30"/>
      <text:p text:style-name="P64">En tant qu’utilisateur je veux pouvoir envoyer un message écrit à un autre utilisateur afin de pouvoir communiquer.</text:p>
      <text:p text:style-name="P20">Description :</text:p>
      <text:p text:style-name="P50">Un élève doit pouvoir envoyer un message écrit à son tuteur et un tuteur doit pouvoir envoyer un message écrit à chacun de ses élèves. <text:span text:style-name="T10">Pour une conversation donnée, l’utilisateur devras pouvoir remonté le fil des messages envoyés et reçus.</text:span></text:p>
      <text:p text:style-name="P50"/>
      <text:p text:style-name="P21">Critères d’acceptations :</text:p>
      <text:list text:style-name="L7">
        <text:list-item>
          <text:p text:style-name="P51"><text:span text:style-name="T12">L</text:span>’utilisateur doit pouvoir sélectionné une personne dans la liste de ses contactes depuis sa page d’accueil (ou son tuteur ou un de ses élèves) et lui envoyé un message écrit</text:p>
        </text:list-item>
        <text:list-item>
          <text:p text:style-name="P51">Les messages envoyés <text:span text:style-name="T11">et reçu doivent </text:span>rest<text:span text:style-name="T11">er</text:span> affiché dans la conversation.</text:p>
        </text:list-item>
      </text:list>
      <text:p text:style-name="P52"/>
      <text:p text:style-name="P30"/>
      <text:p text:style-name="P65">En tant qu’utilisateur je veux pouvoir épingler un message afin de pouvoir le retrouver facilement.</text:p>
      <text:p text:style-name="P22">Description :</text:p>
      <text:p text:style-name="P53">l’utilisateur doit pouvoir épinglé un message envoyer ou reçu, dans une conversation afin qu’il soit facilement <text:span text:style-name="T12">re</text:span>trouvable. Il doit également pouvoir désépingler un message qui a été épinglé.</text:p>
      <text:p text:style-name="P53"/>
      <text:p text:style-name="P23">Critères d’acceptations :</text:p>
      <text:list text:style-name="L8">
        <text:list-item>
          <text:p text:style-name="P54">l’utilisateur a le choix d’épingler et de désépingler un message</text:p>
        </text:list-item>
        <text:list-item>
          <text:p text:style-name="P54">Lorsque l’utilisateur <text:span text:style-name="T13">épingle un message, il se met à l’endroit prévu pour les message épinglé</text:span></text:p>
        </text:list-item>
        <text:list-item>
          <text:p text:style-name="P55">lorsque l’utilisateur choisit de désépingler un message, il s’enlève des messages épinglés</text:p>
        </text:list-item>
      </text:list>
      <text:p text:style-name="P30"/>
      <text:p text:style-name="P72"><text:tab/>Sprint III </text:p>
      <text:p text:style-name="P30"/>
      <text:p text:style-name="P66">En tant qu’utilisateur, je veux pouvoir afficher un calendrier</text:p>
      <text:p text:style-name="P26">Description :</text:p>
      <text:p text:style-name="P58">L’utilisateur doit avoir accès à un calendrier <text:span text:style-name="T15">avec les jours, mois et années </text:span>depuis la page d’accueil de son compte. <text:span text:style-name="T15">Le jours actuel seras précisé.</text:span></text:p>
      <text:p text:style-name="P58"/>
      <text:p text:style-name="P27">Critères d’acceptations :</text:p>
      <text:list text:style-name="L10">
        <text:list-item>
          <text:p text:style-name="P37"><text:span text:style-name="T15">L</text:span>’<text:span text:style-name="T15">utilisateur doit pouvoir accèdes à la page du calendrier depuis sa page d’accueil.</text:span></text:p>
        </text:list-item>
        <text:list-item>
          <text:p text:style-name="P59">L’utilisateur voit tous les jours de la semaine avec le jour actuel mis en évidence.</text:p>
        </text:list-item>
        <text:list-item>
          <text:p text:style-name="P59">L’utilisateur peut naviguer dans le calendrier pour voir les semaines et mois prochains.</text:p>
        </text:list-item>
      </text:list>
      <text:p text:style-name="P60"/>
      <text:p text:style-name="P60"/>
      <text:p text:style-name="P67">En tant qu’utilisateur, je veux pouvoir depuis le calendrier crée une tache, afin de m’organiser.</text:p>
      <text:p text:style-name="P27">Description :</text:p>
      <text:p text:style-name="P30"><text:span text:style-name="T15">La tache </text:span><text:span text:style-name="T16">crée </text:span><text:span text:style-name="T15">doit comprendre, un titre, une description </text:span><text:span text:style-name="T16">et</text:span><text:span text:style-name="T15"> une heure.</text:span></text:p>
      <text:p text:style-name="P30"/>
      <text:p text:style-name="P28">Critère d’acceptations :</text:p>
      <text:list text:style-name="L11">
        <text:list-item>
          <text:p text:style-name="P38"><text:span text:style-name="T16">L</text:span>’<text:span text:style-name="T16">utilisateur arrive </text:span><text:span text:style-name="T17">à</text:span><text:span text:style-name="T16"> crée une tache depuis son calendrier.</text:span></text:p>
        </text:list-item>
        <text:list-item>
          <text:p text:style-name="P62">L’utilisateur a accès au formulaire de la tache.</text:p>
        </text:list-item>
        <text:list-item>
          <text:p text:style-name="P62">L’utilisateur arrive à complété le formulaire.</text:p>
        </text:list-item>
        <text:list-item>
          <text:p text:style-name="P62">Les données de la tache sont enregistrer dans la base de donnée.</text:p>
        </text:list-item>
        <text:list-item>
          <text:p text:style-name="P62">La tache est correctement affichée dans le calendrier.</text:p>
        </text:list-item>
      </text:list>
      <text:p text:style-name="P61"/>
      <text:p text:style-name="P30"/>
      <text:p text:style-name="P68">En tant qu’utilisateur « <text:span text:style-name="T17">t</text:span>uteur », je veux pouvoir crée une tache pour un autre utilisateur, afin qu’il sache se qu’il a à faire et pour quand.</text:p>
      <text:p text:style-name="P28">Description :</text:p>
      <text:p text:style-name="P61">La tache crée doit comprendre, un titre, une description, une heure et la personne qui la lui a donnée. Elle doit apparaître dans le calendrier de la personne viser <text:span text:style-name="T17">et une notification doit lui être envoyer</text:span>. <text:span text:style-name="T17">L’utilisateur « tuteur » doit pouvoir voir quelle tache il a donnée et à qui.</text:span></text:p>
      <text:p text:style-name="P61"/>
      <text:p text:style-name="P29">Critère d’acceptation :</text:p>
      <text:list text:style-name="L12">
        <text:list-item>
          <text:p text:style-name="P39"><text:span text:style-name="T17">L</text:span>’<text:span text:style-name="T17">utilisateur « tuteur » arrive à crée une tache.</text:span></text:p>
        </text:list-item>
        <text:list-item>
          <text:p text:style-name="P63">L’utilisateur « tuteur » a accès au formulaire de la tache.</text:p>
        </text:list-item>
        <text:list-item>
          <text:p text:style-name="P63">L’utilisateur arrive à compléter le formulaire.</text:p>
        </text:list-item>
        <text:list-item>
          <text:p text:style-name="P63">Les données de la tache sont enregistrer dans la base de donnée.</text:p>
        </text:list-item>
        <text:list-item>
          <text:p text:style-name="P63">L’utilisateur « élèves » voit la tache dans son calendrier ;</text:p>
        </text:list-item>
        <text:list-item>
          <text:p text:style-name="P63">l’utilisateur « élève » reçoit la notification de la nouvelle tache</text:p>
        </text:list-item>
        <text:list-item>
          <text:p text:style-name="P63">L’utilisateur « tuteur » a accès à l’historique des taches donnée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style:font-family-generic="system" style:font-pitch="variable"/>
    <style:font-face style:name="Libre franklin" svg:font-family="'Libre frankli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53.609567202</meta:creation-date>
    <meta:generator>LibreOffice/24.2.6.2$Linux_X86_64 LibreOffice_project/8e9a753d9daaea75c34b417ba1bdf556bf2fc5b3</meta:generator>
    <dc:date>2024-10-10T14:49:58.902242057</dc:date>
    <meta:editing-duration>PT1H4M21S</meta:editing-duration>
    <meta:editing-cycles>9</meta:editing-cycles>
    <meta:document-statistic meta:table-count="0" meta:image-count="0" meta:object-count="0" meta:page-count="5" meta:paragraph-count="83" meta:word-count="1142" meta:character-count="6820" meta:non-whitespace-character-count="5795"/>
  </office:meta>
</office:document-meta>
</file>